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pplicationContextTests.grandparent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pplicationContextTests.doTestEvents( TestApplicationListener listener , TestApplicationListener parentListener , My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ApplicationContextTests.contextAwarePrototypeWasCalled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ApplicationContextTests.grandparentDefinition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ApplicationContextTests.grandparentTypedDefinition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ApplicationContext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pplicationContextTests.closeTriggersDestro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ApplicationContextTests.getBea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pplicationContextTests.overrideWor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ApplicationContextTests.eventsWithNo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ApplicationContextTests.parentNon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pplicationContextTests.ge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Event.MyEvent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pplicationContextTests.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pplicationContextTests.contextAwareSingletonWasCalled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ApplicationContextTests.messag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ApplicationContextTests.beanAutomaticallyHears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